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dp10"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draw:text-box>
            <text:list text:style-name="L2">
              <text:list-item>
                <text:p>(ここで開発プロセストラックとのつながりを入れる)</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6.557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 text:style-name="P51"><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 text:style-name="P51"><text:span text:style-name="T25">public class Book {</text:span></text:p>
            <text:p text:style-name="P51"><text:span text:style-name="T25"><text:s text:c="4"/></text:span><text:span text:style-name="T25">BookName title;</text:span></text:p>
            <text:p text:style-name="P51"><text:span text:style-name="T25"><text:s text:c="4"/></text:span><text:span text:style-name="T25">OfferSummary offerSummary;</text:span></text:p>
            <text:p text:style-name="P51"><text:span text:style-name="T25">public class BookName {</text:span></text:p>
            <text:p text:style-name="P51"><text:span text:style-name="T25"><text:s text:c="4"/></text:span><text:span text:style-name="T25">String title;</text:span></text:p>
            <text:p text:style-name="P51"><text:span text:style-name="T25">public class OfferSummry {</text:span></text:p>
            <text:p text:style-name="P51"><text:span text:style-name="T25"><text:s text:c="4"/></text:span><text:span text:style-name="T25">Money price;</text:span></text:p>
            <text:p text:style-name="P51"><text:span text:style-name="T25"><text:s text:c="4"/></text:span><text:span text:style-name="T25">Morny usedPrice;</text:span></text:p>
            <text:p text:style-name="P51"><text:span text:style-name="T25">public class Money {</text:span></text:p>
            <text:p text:style-name="P51"><text:span text:style-name="T25"><text:s text:c="4"/></text:span><text:span text:style-name="T25">int price; </text:span></text:p>
            <text:p text:style-name="P51"><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6.91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draw:text-box>
            <text:p text:style-name="P54"><text:span text:style-name="T25">AmazonWebService aws = new AmazonWebService();</text:span></text:p>
            <text:p text:style-name="P54"><text:span text:style-name="T26">Book book = aws.readBookInfo(args[0]);</text:span></text:p>
            <text:p text:style-name="P54"><text:span text:style-name="T26">Out out = new ConsoleOut();</text:span></text:p>
            <text:p text:style-name="P54"><text:span text:style-name="T26">book.format(out);</text:span></text:p>
            <text:p text:style-name="P54"><text:span text:style-name="T25"/></text:p>
            <text:p text:style-name="P54"><text:span text:style-name="T25">Book</text:span><text:span text:style-name="T25">を</text:span><text:span text:style-name="T25">AmazonWebService</text:span><text:span text:style-name="T25">から取得して、</text:span></text:p>
            <text:p text:style-name="P54"><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10"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10"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9" presentation:class="page"/>
          <draw:frame presentation:style-name="pr5" draw:layer="layout" svg:width="16.799cm" svg:height="13.114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81" presentation:class="page"/>
          <draw:frame presentation:style-name="pr10" draw:layer="layout" svg:width="16.799cm" svg:height="13.365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3" presentation:class="page"/>
          <draw:frame presentation:style-name="pr5" draw:layer="layout" svg:width="16.799cm" svg:height="13.114cm" svg:x="2.1cm" svg:y="14.106cm" presentation:class="notes" presentation:placeholder="true">
            <draw:text-box/>
          </draw:frame>
        </presentation:notes>
      </draw:page>
      <draw:page draw:name="page8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5" draw:layer="layout" svg:width="22.949cm" svg:height="12.848cm" svg:x="2.333cm" svg:y="5.134cm" presentation:class="outline" presentation:placeholder="true" presentation:user-transformed="true">
          <draw:text-box/>
        </draw:frame>
        <presentation:notes draw:style-name="dp2">
          <draw:page-thumbnail draw:layer="layout" svg:width="14cm" svg:height="11.138cm" svg:x="3.5cm" svg:y="2.227cm" draw:page-number="85"/>
          <draw:frame presentation:style-name="pr8" draw:text-style-name="P8" draw:layer="layout" svg:width="16.799cm" svg:height="13.365cm" svg:x="2.1cm" svg:y="14.106cm" presentation:class="notes" presentation:placeholder="true">
            <draw:text-box/>
          </draw:frame>
        </presentation:notes>
      </draw:page>
      <draw:page draw:name="page86" draw:style-name="dp5"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placeholder="true">
          <draw:text-box/>
        </draw:frame>
        <presentation:notes draw:style-name="dp2">
          <draw:page-thumbnail draw:style-name="gr4" draw:layer="layout" svg:width="13.586cm" svg:height="11.136cm" svg:x="3.705cm" svg:y="2.256cm" draw:page-number="86"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0T21:38:01.43</dc:date>
    <dc:creator>yoji kanno</dc:creator>
    <meta:editing-duration>PT17H44M49S</meta:editing-duration>
    <meta:editing-cycles>575</meta:editing-cycles>
    <meta:generator>OpenOffice.org/3.0$Win32 OpenOffice.org_project/300m9$Build-9358</meta:generator>
    <meta:printed-by>yoji kanno</meta:printed-by>
    <meta:print-date>2009-02-07T16:46:19.76</meta:print-date>
    <meta:document-statistic meta:object-count="397"/>
    <meta:user-defined meta:name="情報 1"/>
    <meta:user-defined meta:name="情報 2"/>
    <meta:user-defined meta:name="情報 3"/>
    <meta:user-defined meta:name="情報 4"/>
  </office:meta>
</office:document-meta>
</file>